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165in" fo:margin-right="0in" fo:text-indent="0in" style:auto-text-indent="false"/>
    </style:style>
    <style:style style:name="P2" style:family="paragraph" style:parent-style-name="Standard">
      <style:paragraph-properties fo:margin-left="0.8335in" fo:margin-right="0in" fo:text-indent="0in" style:auto-text-indent="false"/>
    </style:style>
    <style:style style:name="P3" style:family="paragraph" style:parent-style-name="Standard">
      <style:paragraph-properties fo:margin-left="1.25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ratch  内容大纲</text:p>
      <text:p text:style-name="Standard"/>
      <text:p text:style-name="Standard"/>
      <text:p text:style-name="Standard"/>
      <text:p text:style-name="Standard"/>
      <text:p text:style-name="Standard">内容来源</text:p>
      <text:p text:style-name="Standard"/>
      <text:p text:style-name="P1">scratch 本身的资源</text:p>
      <text:p text:style-name="Standard"/>
      <text:p text:style-name="P1">童话</text:p>
      <text:p text:style-name="P2">安徒生童话</text:p>
      <text:p text:style-name="P2">格林童话</text:p>
      <text:p text:style-name="P2">1001夜</text:p>
      <text:p text:style-name="P1">文学典故</text:p>
      <text:p text:style-name="P2">西游记</text:p>
      <text:p text:style-name="P2">水浒传</text:p>
      <text:p text:style-name="P2">三国演义</text:p>
      <text:p text:style-name="P2"/>
      <text:p text:style-name="P2">成语故事</text:p>
      <text:p text:style-name="P2"/>
      <text:p text:style-name="P1">古诗词</text:p>
      <text:p text:style-name="P1">故事改编</text:p>
      <text:p text:style-name="P1"/>
      <text:p text:style-name="P1">创造故事</text:p>
      <text:p text:style-name="P1"/>
      <text:p text:style-name="P1"/>
      <text:p text:style-name="P1">生活记录</text:p>
      <text:p text:style-name="P1"/>
      <text:p text:style-name="P1">作文</text:p>
      <text:p text:style-name="Standard"/>
      <text:p text:style-name="P1"/>
      <text:p text:style-name="P1">中小学课程</text:p>
      <text:p text:style-name="P1"/>
      <text:p text:style-name="P1">科普</text:p>
      <text:p text:style-name="P1"/>
      <text:p text:style-name="Standard"/>
      <text:p text:style-name="Standard"/>
      <text:p text:style-name="Standard">展现方式</text:p>
      <text:p text:style-name="P1">课程</text:p>
      <text:p text:style-name="P2">真人</text:p>
      <text:p text:style-name="P2">虚拟卡通</text:p>
      <text:p text:style-name="P1">动画</text:p>
      <text:p text:style-name="P1"/>
      <text:p text:style-name="P1">游戏</text:p>
      <text:p text:style-name="P1"/>
      <text:p text:style-name="P1">音乐</text:p>
      <text:p text:style-name="P1"/>
      <text:p text:style-name="P1"/>
      <text:p text:style-name="Standard"/>
      <text:p text:style-name="Standard">辅助硬件</text:p>
      <text:p text:style-name="Standard"/>
      <text:p text:style-name="P1">控制</text:p>
      <text:p text:style-name="P2">组合摇杆，按键</text:p>
      <text:p text:style-name="P2"/>
      <text:p text:style-name="Standard"/>
      <text:p text:style-name="P1">玩具</text:p>
      <text:p text:style-name="P2"><text:soft-page-break/>拼装式</text:p>
      <text:p text:style-name="P3">电子积木</text:p>
      <text:p text:style-name="P3"/>
      <text:p text:style-name="P3"/>
      <text:p text:style-name="P2">一体式</text:p>
      <text:p text:style-name="P3">有编程接口</text:p>
      <text:p text:style-name="P3"/>
      <text:p text:style-name="P2"/>
      <text:p text:style-name="P2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17T20:37:03.626000000</dc:date>
    <meta:editing-duration>PT46S</meta:editing-duration>
    <meta:editing-cycles>3</meta:editing-cycles>
    <meta:document-statistic meta:table-count="0" meta:image-count="0" meta:object-count="0" meta:page-count="2" meta:paragraph-count="34" meta:word-count="118" meta:character-count="136" meta:non-whitespace-character-count="133"/>
  </office:meta>
</office:document-meta>
</file>